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modern" style:font-pitch="fixed"/>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office:font-face-decls>
  <office:automatic-styles>
    <style:style style:name="P1" style:family="paragraph" style:parent-style-name="P">
      <style:text-properties officeooo:paragraph-rsid="001d12f2"/>
    </style:style>
    <style:style style:name="P2" style:family="paragraph" style:parent-style-name="P">
      <style:text-properties officeooo:rsid="001d12f2" officeooo:paragraph-rsid="001d12f2"/>
    </style:style>
    <style:style style:name="T1" style:family="text">
      <style:text-properties officeooo:rsid="0020e311"/>
    </style:style>
    <style:style style:name="T2" style:family="text">
      <style:text-properties officeooo:rsid="00229e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are an essay on any topic of your choice. It can be one you've already written, one that responds to a different prompt, or one of your own design.</text:p>
      <text:p text:style-name="P1"/>
      <text:p text:style-name="P">Hada.cf</text:p>
      <text:p text:style-name="P"/>
      <text:p text:style-name="P">When I joined school this year, returning from a long vacation to Andaman, I was pretty surprised to see what my classmates were up to. Apparently, the Table-Tennis table in our school had gone missing over the summer break, and the free time and boredem had led my friends to start playing a "number guessing" game with their calculators. While that might seem mundane to some, or even a borderline crazy thing for highschoolers to do for hours everyday, it was actually pretty exilirating.</text:p>
      <text:p text:style-name="P"/>
      <text:p text:style-name="P">That's because overtime the game evolved, becoming "Connect four", "Bingo", and everything on between, all while still keeping random integers at its core. Finally it settled on a turn based strategy game for four players. That's when we decided to turn it into a videogame. I was learning about the p5.js library online and I thought this was the perfect time to put Mr. Shiffman's teachings into some real use.</text:p>
      <text:p text:style-name="P"/>
      <text:p text:style-name="P">We had a group of four, and we decided to name ir after our initials. (Han, Abhay Dhruva, Allen). I had already started creating prototypes, and we began drawing mock-ups and UI diagrams. I told abhay to start working on the graphics.</text:p>
      <text:p text:style-name="P"/>
      <text:p text:style-name="P">He was the class photographer, se he became the Graphic Designer for our game. I was the Dev<text:span text:style-name="T2">e</text:span>loper, and also the leader, or so I'd like to think. I didnt really have much control over others. While I was working upwards of 25 Hours a week, both Han and Allen barely worked at all. Abhay on the other hand, while hardworking, often went in completly different directions. Sometimes he would send me sprites that were larger than the whole game itself, or try to create "loading screens" that actually just displayed animations for a fixed amount of time. I had a hard time giving him directives, and a lot of it was because I didnt feel I should have the authority. This was mostly because the code i wrote was pretty bad. It was inefficient, there was a lof of duplication of effort and it just had bad coding practices in general.</text:p>
      <text:p text:style-name="P"/>
      <text:p text:style-name="P">But then <text:span text:style-name="T1">i</text:span> realised the most important fact of working in a group; The people that i'm working with are just people. That can come to their own resolutions. And thats what happened.</text:p>
      <text:p text:style-name="P"/>
      <text:p text:style-name="P"><text:soft-page-break/>Abhay realised what he was doing wrong and quickly fixed it. His cooperation increased too. Han became my testing department and helped out with the readme page. Allen started working on the Sound Effects. And even i sped up devolopment working more than 30 Hours a week. Infact our group was working about 70 hour per week in total. And one might say the final product wasnt really that great of a game. But it was a gem in our eyes.</text:p>
      <text:p text:style-name="P"/>
      <text:p text:style-name="P">The time we spend on the game was the most productive time of the year. Not only did we learn thousands of things in the process, but we realised life is really about finding what we are passionate about and doing it with all our he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mily-generic="modern" style:font-pitch="fixed"/>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1" style:family="paragraph" style:class="text">
      <style:paragraph-properties fo:margin-top="0.499cm" fo:margin-bottom="0.199cm" loext:contextual-spacing="false"/>
      <style:text-properties style:font-name="serif" fo:font-family="serif" style:font-family-generic="roman" style:font-pitch="variable" fo:font-size="150%" fo:font-weight="bold"/>
    </style:style>
    <style:style style:name="H2" style:family="paragraph" style:class="text">
      <style:paragraph-properties fo:margin-top="0.499cm" fo:margin-bottom="0.199cm" loext:contextual-spacing="false"/>
      <style:text-properties style:font-name="serif" fo:font-family="serif" style:font-family-generic="roman" style:font-pitch="variable" fo:font-size="130%" fo:font-weight="bold"/>
    </style:style>
    <style:style style:name="H3" style:family="paragraph" style:class="text">
      <style:paragraph-properties fo:margin-top="0.499cm" fo:margin-bottom="0.199cm" loext:contextual-spacing="false"/>
      <style:text-properties style:font-name="serif" fo:font-family="serif" style:font-family-generic="roman" style:font-pitch="variable" fo:font-size="110%" fo:font-weight="bold"/>
    </style:style>
    <style:style style:name="H4" style:family="paragraph" style:class="text">
      <style:paragraph-properties fo:margin-top="0.499cm" fo:margin-bottom="0.199cm" loext:contextual-spacing="false"/>
      <style:text-properties style:font-name="serif" fo:font-family="serif" style:font-family-generic="roman" style:font-pitch="variable" fo:font-weight="bold"/>
    </style:style>
    <style:style style:name="P" style:family="paragraph" style:class="text">
      <style:paragraph-properties fo:margin-top="0.15cm" fo:margin-bottom="0.15cm" loext:contextual-spacing="false"/>
      <style:text-properties style:font-name="serif" fo:font-family="serif" style:font-family-generic="roman" style:font-pitch="variable"/>
    </style:style>
    <style:style style:name="Q" style:family="paragraph" style:class="text">
      <style:paragraph-properties fo:margin-left="1cm" fo:margin-right="0cm" fo:margin-top="0.15cm" fo:margin-bottom="0.15cm" loext:contextual-spacing="false" fo:text-indent="0cm" style:auto-text-indent="false"/>
      <style:text-properties style:font-name="serif" fo:font-family="serif" style:font-family-generic="roman" style:font-pitch="variable"/>
    </style:style>
    <style:style style:name="V" style:family="paragraph" style:class="text">
      <style:paragraph-properties fo:margin-left="1cm" fo:margin-right="0cm" fo:margin-top="0cm" fo:margin-bottom="0cm" loext:contextual-spacing="false" fo:text-indent="0cm" style:auto-text-indent="false"/>
      <style:text-properties style:font-name="serif" fo:font-family="serif" style:font-family-generic="roman" style:font-pitch="variable"/>
    </style:style>
    <style:style style:name="PRE" style:family="paragraph" style:class="text">
      <style:paragraph-properties fo:margin-top="0cm" fo:margin-bottom="0cm" loext:contextual-spacing="false"/>
      <style:text-properties style:font-name="monospace" fo:font-family="monospace" style:font-family-generic="modern" style:font-pitch="fixed"/>
    </style:style>
    <style:style style:name="B" style:family="text">
      <style:text-properties fo:font-weight="bold" style:font-weight-asian="bold" style:font-weight-complex="bold"/>
    </style:style>
    <style:style style:name="I" style:family="text">
      <style:text-properties fo:font-style="italic" style:font-style-asian="italic" style:font-style-complex="italic"/>
    </style:style>
    <style:style style:name="UL"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B">
      <text:list-level-style-bullet text:level="1" text:bullet-char="•">
        <style:list-level-properties text:space-before="0.501cm" text:min-label-width="0.499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
      <text:list-level-style-bullet text:level="1" text:bullet-char=" ">
        <style:list-level-properties text:space-before="0.501cm" text:min-label-width="0.499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11:01:47.262097746</dc:date>
    <meta:editing-duration>PT3M33S</meta:editing-duration>
    <meta:editing-cycles>4</meta:editing-cycles>
    <meta:generator>LibreOffice/5.3.7.2.0$Linux_X86_64 LibreOffice_project/30m0$Build-2</meta:generator>
    <meta:document-statistic meta:table-count="0" meta:image-count="0" meta:object-count="0" meta:page-count="2" meta:paragraph-count="9" meta:word-count="538" meta:character-count="2975" meta:non-whitespace-character-count="2446"/>
  </office:meta>
</office:document-meta>
</file>